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0.5625in"/>
    </style:style>
    <style:style style:name="Table1.B" style:family="table-column">
      <style:table-column-properties style:column-width="6.3646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2882in" table:align="margins"/>
    </style:style>
    <style:style style:name="Table3.A" style:family="table-column">
      <style:table-column-properties style:column-width="2.125in" style:rel-column-width="22146*"/>
    </style:style>
    <style:style style:name="Table3.B" style:family="table-column">
      <style:table-column-properties style:column-width="0.625in" style:rel-column-width="6513*"/>
    </style:style>
    <style:style style:name="Table3.C" style:family="table-column">
      <style:table-column-properties style:column-width="1.1875in" style:rel-column-width="12376*"/>
    </style:style>
    <style:style style:name="Table3.D" style:family="table-column">
      <style:table-column-properties style:column-width="2.3507in" style:rel-column-width="24500*"/>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6.3646in"/>
    </style:style>
    <style:style style:name="Table2.1" style:family="table-row">
      <style:table-row-properties fo:keep-together="alway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1.125in"/>
    </style:style>
    <style:style style:name="Table4.B" style:family="table-column">
      <style:table-column-properties style:column-width="1.1875in"/>
    </style:style>
    <style:style style:name="Table4.C" style:family="table-column">
      <style:table-column-properties style:column-width="4.6146in"/>
    </style:style>
    <style:style style:name="Table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bd17c" officeooo:paragraph-rsid="001bd17c"/>
    </style:style>
    <style:style style:name="P2" style:family="paragraph" style:parent-style-name="Standard">
      <style:text-properties style:font-name="Consolas"/>
    </style:style>
    <style:style style:name="P3" style:family="paragraph" style:parent-style-name="Standard">
      <style:text-properties style:font-name="Consolas" fo:font-size="10pt" style:font-size-asian="10pt" style:font-size-complex="10pt"/>
    </style:style>
    <style:style style:name="P4" style:family="paragraph" style:parent-style-name="Standard">
      <style:text-properties style:font-name="Consolas" fo:font-size="10pt" officeooo:paragraph-rsid="001e6267" style:font-size-asian="10pt" style:font-size-complex="10pt"/>
    </style:style>
    <style:style style:name="P5" style:family="paragraph" style:parent-style-name="Standard">
      <style:text-properties style:font-name="Consolas" fo:font-size="10pt" officeooo:paragraph-rsid="002000ba" style:font-size-asian="10pt" style:font-size-complex="10pt"/>
    </style:style>
    <style:style style:name="P6" style:family="paragraph" style:parent-style-name="Standard">
      <style:text-properties officeooo:rsid="0028585f" officeooo:paragraph-rsid="0028585f"/>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2f47" officeooo:paragraph-rsid="00272f4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1ebd" officeooo:paragraph-rsid="00211eb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0dbf" officeooo:paragraph-rsid="001d0db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2bf7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c52e" officeooo:paragraph-rsid="002cc52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c96d" officeooo:paragraph-rsid="002ec96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28585f" officeooo:paragraph-rsid="0028585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1d0dbf" officeooo:paragraph-rsid="001d0dbf" style:font-size-asian="15pt" style:font-style-asian="normal" style:font-weight-asian="bold" style:font-size-complex="15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28585f" officeooo:paragraph-rsid="0028585f"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normal" officeooo:rsid="0028585f" officeooo:paragraph-rsid="0028585f"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italic" fo:text-shadow="none" style:text-underline-style="none" fo:font-weight="normal" officeooo:rsid="0028585f" officeooo:paragraph-rsid="0028585f" style:font-size-asian="10pt" style:font-style-asian="italic" style:font-weight-asian="normal" style:font-size-complex="10pt" style:font-style-complex="italic"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d17c" officeooo:paragraph-rsid="001bd17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0dbf" officeooo:paragraph-rsid="001d0db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2bf7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a730b"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1dd0" officeooo:paragraph-rsid="00251dd0"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c52e" officeooo:paragraph-rsid="002cc52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c96d" officeooo:paragraph-rsid="002ec96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2bf7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margin-left="0.4925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2bf7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322bd1" officeooo:paragraph-rsid="00322bd1" style:font-size-asian="15pt" style:font-style-asian="normal" style:font-weight-asian="bold" style:font-size-complex="15pt" style:font-style-complex="normal" style:font-weight-complex="bold" style:text-overline-style="none" style:text-overline-color="font-color"/>
    </style:style>
    <style:style style:name="P29" style:family="paragraph" style:parent-style-name="Standard" style:list-style-name="L1">
      <style:text-properties style:font-name="Consolas" fo:font-size="10pt" fo:font-weight="bold" officeooo:rsid="001d0dbf" officeooo:paragraph-rsid="001d0dbf" style:font-size-asian="10pt" style:font-weight-asian="bold" style:font-size-complex="10pt" style:font-weight-complex="bold"/>
    </style:style>
    <style:style style:name="P30" style:family="paragraph" style:parent-style-name="Standard" style:list-style-name="L1">
      <style:text-properties style:font-name="Consolas" fo:font-size="10pt" fo:font-weight="bold" officeooo:rsid="001d0dbf" officeooo:paragraph-rsid="001e6267" style:font-size-asian="10pt" style:font-weight-asian="bold" style:font-size-complex="10pt" style:font-weight-complex="bold"/>
    </style:style>
    <style:style style:name="P31" style:family="paragraph" style:parent-style-name="Standard" style:list-style-name="L2">
      <style:text-properties style:font-name="Consolas" fo:font-size="10pt" fo:font-weight="bold" officeooo:rsid="001e6267" officeooo:paragraph-rsid="001e6267" style:font-size-asian="10pt" style:font-weight-asian="bold" style:font-size-complex="10pt" style:font-weight-complex="bold"/>
    </style:style>
    <style:style style:name="P32" style:family="paragraph" style:parent-style-name="Standard" style:list-style-name="L3">
      <style:text-properties style:font-name="Consolas" fo:font-size="10pt" fo:font-weight="bold" officeooo:rsid="001e6267" officeooo:paragraph-rsid="001e6267" style:font-size-asian="10pt" style:font-weight-asian="bold" style:font-size-complex="10pt" style:font-weight-complex="bold"/>
    </style:style>
    <style:style style:name="P33" style:family="paragraph" style:parent-style-name="Standard" style:list-style-name="L3">
      <style:text-properties style:font-name="Consolas" fo:font-size="10pt" fo:font-weight="bold" officeooo:rsid="001e6267" officeooo:paragraph-rsid="002000ba" style:font-size-asian="10pt" style:font-weight-asian="bold" style:font-size-complex="10pt" style:font-weight-complex="bold"/>
    </style:style>
    <style:style style:name="P34" style:family="paragraph" style:parent-style-name="Standard" style:list-style-name="L3">
      <style:text-properties style:font-name="Consolas" fo:font-size="10pt" fo:font-weight="bold" officeooo:rsid="001e6267" officeooo:paragraph-rsid="0033a73e" style:font-size-asian="10pt" style:font-weight-asian="bold" style:font-size-complex="10pt" style:font-weight-complex="bold"/>
    </style:style>
    <style:style style:name="P35" style:family="paragraph" style:parent-style-name="Standard">
      <style:text-properties style:font-name="Consolas" officeooo:rsid="00322bd1" officeooo:paragraph-rsid="00322bd1"/>
    </style:style>
    <style:style style:name="P36" style:family="paragraph" style:parent-style-name="Standard" style:list-style-name="L3">
      <style:text-properties officeooo:paragraph-rsid="0033a73e"/>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322bd1" officeooo:paragraph-rsid="0033a73e"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Heading_20_1">
      <style:text-properties officeooo:rsid="00272f47" officeooo:paragraph-rsid="00272f47"/>
    </style:style>
    <style:style style:name="T1" style:family="text">
      <style:text-properties fo:font-style="italic" style:font-style-asian="italic" style:font-style-complex="italic"/>
    </style:style>
    <style:style style:name="T2" style:family="text">
      <style:text-properties fo:font-style="italic" officeooo:rsid="001d0dbf" style:font-style-asian="italic" style:font-style-complex="italic"/>
    </style:style>
    <style:style style:name="T3" style:family="text">
      <style:text-properties fo:font-style="italic" officeooo:rsid="001e6267" style:font-style-asian="italic" style:font-style-complex="italic"/>
    </style:style>
    <style:style style:name="T4" style:family="text">
      <style:text-properties fo:font-style="italic" officeooo:rsid="002000ba" style:font-style-asian="italic" style:font-style-complex="italic"/>
    </style:style>
    <style:style style:name="T5" style:family="text">
      <style:text-properties fo:font-style="italic" officeooo:rsid="0021068f" style:font-style-asian="italic" style:font-style-complex="italic"/>
    </style:style>
    <style:style style:name="T6" style:family="text">
      <style:text-properties fo:font-style="italic" officeooo:rsid="0033a73e" style:font-style-asian="italic" style:font-style-complex="italic"/>
    </style:style>
    <style:style style:name="T7" style:family="text">
      <style:text-properties fo:font-style="italic" fo:font-weight="normal" officeooo:rsid="001e6267" style:font-style-asian="italic" style:font-weight-asian="normal" style:font-style-complex="italic" style:font-weight-complex="normal"/>
    </style:style>
    <style:style style:name="T8" style:family="text">
      <style:text-properties officeooo:rsid="001d0dbf"/>
    </style:style>
    <style:style style:name="T9" style:family="text">
      <style:text-properties fo:font-style="normal" style:font-style-asian="normal" style:font-style-complex="normal"/>
    </style:style>
    <style:style style:name="T10" style:family="text">
      <style:text-properties fo:font-style="normal" officeooo:rsid="001d0dbf" style:font-style-asian="normal" style:font-style-complex="normal"/>
    </style:style>
    <style:style style:name="T11" style:family="text">
      <style:text-properties fo:font-style="normal" officeooo:rsid="001e6267" style:font-style-asian="normal" style:font-style-complex="normal"/>
    </style:style>
    <style:style style:name="T12" style:family="text">
      <style:text-properties fo:font-style="normal" officeooo:rsid="002000ba" style:font-style-asian="normal" style:font-style-complex="normal"/>
    </style:style>
    <style:style style:name="T13" style:family="text">
      <style:text-properties fo:font-style="normal" officeooo:rsid="0021068f" style:font-style-asian="normal" style:font-style-complex="normal"/>
    </style:style>
    <style:style style:name="T14" style:family="text">
      <style:text-properties fo:font-style="normal" officeooo:rsid="0033a73e"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e6267" style:font-style-asian="normal" style:font-weight-asian="normal" style:font-style-complex="normal" style:font-weight-complex="normal"/>
    </style:style>
    <style:style style:name="T17" style:family="text">
      <style:text-properties fo:font-style="normal" fo:font-weight="normal" officeooo:rsid="002000ba" style:font-style-asian="normal" style:font-weight-asian="normal" style:font-style-complex="normal" style:font-weight-complex="normal"/>
    </style:style>
    <style:style style:name="T18" style:family="text">
      <style:text-properties fo:font-style="normal" fo:font-weight="normal" officeooo:rsid="0033a73e" style:font-style-asian="normal" style:font-weight-asian="normal" style:font-style-complex="normal" style:font-weight-complex="normal"/>
    </style:style>
    <style:style style:name="T19" style:family="text">
      <style:text-properties fo:font-weight="normal" officeooo:rsid="001e6267" style:font-weight-asian="normal" style:font-weight-complex="normal"/>
    </style:style>
    <style:style style:name="T20" style:family="text">
      <style:text-properties officeooo:rsid="001dbed9"/>
    </style:style>
    <style:style style:name="T21" style:family="text">
      <style:text-properties officeooo:rsid="001e6267"/>
    </style:style>
    <style:style style:name="T22" style:family="text">
      <style:text-properties fo:font-weight="bold" style:font-weight-asian="bold" style:font-weight-complex="bold"/>
    </style:style>
    <style:style style:name="T23" style:family="text">
      <style:text-properties fo:font-weight="bold" officeooo:rsid="001e6267" style:font-weight-asian="bold" style:font-weight-complex="bold"/>
    </style:style>
    <style:style style:name="T24" style:family="text">
      <style:text-properties officeooo:rsid="002000ba"/>
    </style:style>
    <style:style style:name="T25" style:family="text">
      <style:text-properties officeooo:rsid="00211ebd"/>
    </style:style>
    <style:style style:name="T26" style:family="text">
      <style:text-properties officeooo:rsid="00251dd0"/>
    </style:style>
    <style:style style:name="T27" style:family="text">
      <style:text-properties officeooo:rsid="00296609"/>
    </style:style>
    <style:style style:name="T28" style:family="text">
      <style:text-properties officeooo:rsid="002a730b"/>
    </style:style>
    <style:style style:name="T29" style:family="text">
      <style:text-properties officeooo:rsid="002de04a"/>
    </style:style>
    <style:style style:name="T30" style:family="text">
      <style:text-properties officeooo:rsid="0033a73e"/>
    </style:style>
    <style:style style:name="T31" style:family="text">
      <style:text-properties fo:color="#000000" style:text-outline="false" style:text-line-through-style="none" style:text-line-through-type="none" fo:font-style="normal" fo:text-shadow="none" style:text-underline-style="none" officeooo:rsid="0033a73e" style:font-style-asian="normal" style:font-style-complex="normal" style:text-overline-style="none" style:text-overline-color="font-color"/>
    </style:style>
    <style:style style:name="T32"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fo:font-style="normal" fo:text-shadow="none" style:text-underline-style="none" fo:font-weight="normal" officeooo:rsid="0033a73e" style:font-style-asian="normal" style:font-weight-asian="normal"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Consolas" fo:font-size="10pt" fo:font-style="normal" fo:text-shadow="none" style:text-underline-style="none" fo:font-weight="bold" officeooo:rsid="0033a73e" style:font-size-asian="10pt" style:font-style-asian="normal" style:font-weight-asian="bold" style:font-size-complex="10pt" style:font-style-complex="normal" style:font-weight-complex="bold" style:text-overline-style="none" style:text-overline-color="font-color"/>
    </style:style>
    <style:style style:name="T35" style:family="text">
      <style:text-properties fo:color="#000000" style:text-outline="false" style:text-line-through-style="none" style:text-line-through-type="none" style:font-name="Consolas" fo:font-size="10pt" fo:font-style="normal" fo:text-shadow="none" style:text-underline-style="none" fo:font-weight="normal" officeooo:rsid="001e6267" style:font-size-asian="10pt" style:font-style-asian="normal" style:font-weight-asian="normal" style:font-size-complex="10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Consolas" fo:font-size="10pt" fo:font-style="normal" fo:text-shadow="none" style:text-underline-style="none" fo:font-weight="normal" officeooo:rsid="0033a73e" style:font-size-asian="10pt" style:font-style-asian="normal" style:font-weight-asian="normal" style:font-size-complex="10pt" style:font-style-complex="normal" style:font-weight-complex="normal"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IRC class</text:p>
      <text:p text:style-name="Subtitle">Version 0.01</text:p>
      <text:p text:style-name="P1">The QIRC class provides a multi-threaded Internet relay chat (IRC) client for use with PyQt programs. </text:p>
      <text:p text:style-name="P1"/>
      <text:h text:style-name="P38" text:outline-level="1">Methods</text:h>
      <table:table table:name="Table1" table:style-name="Table1" table:template-name="Default Style">
        <table:table-column table:style-name="Table1.A"/>
        <table:table-column table:style-name="Table1.B"/>
        <table:table-row table:style-name="Table1.1">
          <table:table-cell table:style-name="Table1.A1" office:value-type="string">
            <text:p text:style-name="P7"/>
          </table:table-cell>
          <table:table-cell table:style-name="Table1.B1" office:value-type="string">
            <text:p text:style-name="P19">QIRC(<text:span text:style-name="T1">**kwargs</text:span>)</text:p>
            <text:p text:style-name="P8">Any of the keywords available with the <text:span text:style-name="T22">configure()</text:span> method can be used here.</text:p>
          </table:table-cell>
        </table:table-row>
        <table:table-row table:style-name="Table1.1">
          <table:table-cell table:style-name="Table1.A2" office:value-type="string">
            <text:p text:style-name="P10">None</text:p>
          </table:table-cell>
          <table:table-cell table:style-name="Table1.B2" office:value-type="string">
            <text:p text:style-name="P20">configure(<text:span text:style-name="T1">**kwargs</text:span>)</text:p>
            <text:p text:style-name="P11">Configures the IRC client.</text:p>
            <text:p text:style-name="P26"/>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1"><text:soft-page-break/>Keyword</text:p>
                  </table:table-cell>
                  <table:table-cell table:style-name="Table3.A1" office:value-type="string">
                    <text:p text:style-name="P21">Type</text:p>
                  </table:table-cell>
                  <table:table-cell table:style-name="Table3.A1" office:value-type="string">
                    <text:p text:style-name="P23">Default</text:p>
                  </table:table-cell>
                  <table:table-cell table:style-name="Table3.D1" office:value-type="string">
                    <text:p text:style-name="P21">Description</text:p>
                  </table:table-cell>
                </table:table-row>
              </table:table-header-rows>
              <table:table-row table:style-name="Table3.1">
                <table:table-cell table:style-name="Table3.A2" office:value-type="string">
                  <text:p text:style-name="P21">server</text:p>
                </table:table-cell>
                <table:table-cell table:style-name="Table3.A2" office:value-type="string">
                  <text:p text:style-name="P21">String</text:p>
                </table:table-cell>
                <table:table-cell table:style-name="Table3.A2" office:value-type="string">
                  <text:p text:style-name="P21">""</text:p>
                </table:table-cell>
                <table:table-cell table:style-name="Table3.D2" office:value-type="string">
                  <text:p text:style-name="P23">The server the IRC client will connect to.</text:p>
                </table:table-cell>
              </table:table-row>
              <table:table-row table:style-name="Table3.1">
                <table:table-cell table:style-name="Table3.A2" office:value-type="string">
                  <text:p text:style-name="P21">port</text:p>
                </table:table-cell>
                <table:table-cell table:style-name="Table3.A2" office:value-type="string">
                  <text:p text:style-name="P21">Integer</text:p>
                </table:table-cell>
                <table:table-cell table:style-name="Table3.A2" office:value-type="string">
                  <text:p text:style-name="P23">6667</text:p>
                </table:table-cell>
                <table:table-cell table:style-name="Table3.D3" office:value-type="string">
                  <text:p text:style-name="P23">The port the IRC client will connect to.</text:p>
                </table:table-cell>
              </table:table-row>
              <table:table-row table:style-name="Table3.1">
                <table:table-cell table:style-name="Table3.A2" office:value-type="string">
                  <text:p text:style-name="P21">password</text:p>
                </table:table-cell>
                <table:table-cell table:style-name="Table3.A2" office:value-type="string">
                  <text:p text:style-name="P21">String</text:p>
                </table:table-cell>
                <table:table-cell table:style-name="Table3.A2" office:value-type="string">
                  <text:p text:style-name="P23">None</text:p>
                </table:table-cell>
                <table:table-cell table:style-name="Table3.D4" office:value-type="string">
                  <text:p text:style-name="P23">The password needed to connect to the IRC server (if required).</text:p>
                </table:table-cell>
              </table:table-row>
              <table:table-row table:style-name="Table3.1">
                <table:table-cell table:style-name="Table3.A2" office:value-type="string">
                  <text:p text:style-name="P21">encoding</text:p>
                </table:table-cell>
                <table:table-cell table:style-name="Table3.A2" office:value-type="string">
                  <text:p text:style-name="P21">String</text:p>
                </table:table-cell>
                <table:table-cell table:style-name="Table3.A2" office:value-type="string">
                  <text:p text:style-name="P21">"<text:span text:style-name="T26">utf-8"</text:span></text:p>
                </table:table-cell>
                <table:table-cell table:style-name="Table3.D5" office:value-type="string">
                  <text:p text:style-name="P23">What string encoding to use with the server.</text:p>
                </table:table-cell>
              </table:table-row>
              <table:table-row table:style-name="Table3.1">
                <table:table-cell table:style-name="Table3.A2" office:value-type="string">
                  <text:p text:style-name="P21">ssl</text:p>
                </table:table-cell>
                <table:table-cell table:style-name="Table3.A2" office:value-type="string">
                  <text:p text:style-name="P21">Boolean</text:p>
                </table:table-cell>
                <table:table-cell table:style-name="Table3.A2" office:value-type="string">
                  <text:p text:style-name="P23">False</text:p>
                </table:table-cell>
                <table:table-cell table:style-name="Table3.D6" office:value-type="string">
                  <text:p text:style-name="P23">Set to <text:span text:style-name="T1">True</text:span> to use SSL/TLS to connect to the IRC server.</text:p>
                </table:table-cell>
              </table:table-row>
              <table:table-row table:style-name="Table3.1">
                <table:table-cell table:style-name="Table3.A2" office:value-type="string">
                  <text:p text:style-name="P21">verify_hostname</text:p>
                </table:table-cell>
                <table:table-cell table:style-name="Table3.A2" office:value-type="string">
                  <text:p text:style-name="P21">Boolean</text:p>
                </table:table-cell>
                <table:table-cell table:style-name="Table3.A2" office:value-type="string">
                  <text:p text:style-name="P23">False</text:p>
                </table:table-cell>
                <table:table-cell table:style-name="Table3.D7" office:value-type="string">
                  <text:p text:style-name="P23">Set to <text:span text:style-name="T1">True</text:span> to verify the IRC server's host name (requires <text:span text:style-name="T22">ssl</text:span> to be set to <text:span text:style-name="T1">True</text:span>).</text:p>
                </table:table-cell>
              </table:table-row>
              <table:table-row table:style-name="Table3.1">
                <table:table-cell table:style-name="Table3.A2" office:value-type="string">
                  <text:p text:style-name="P21">verify_certificate</text:p>
                </table:table-cell>
                <table:table-cell table:style-name="Table3.A2" office:value-type="string">
                  <text:p text:style-name="P21">Boolean</text:p>
                </table:table-cell>
                <table:table-cell table:style-name="Table3.A2" office:value-type="string">
                  <text:p text:style-name="P23">False</text:p>
                </table:table-cell>
                <table:table-cell table:style-name="Table3.D8" office:value-type="string">
                  <text:p text:style-name="P23">Set to <text:span text:style-name="T1">True</text:span> to verify the IRC server's certificate (requires <text:span text:style-name="T22">ssl</text:span> to be set to <text:span text:style-name="T1">True</text:span>).</text:p>
                </table:table-cell>
              </table:table-row>
              <table:table-row table:style-name="Table3.1">
                <table:table-cell table:style-name="Table3.A2" office:value-type="string">
                  <text:p text:style-name="P21">nickname</text:p>
                </table:table-cell>
                <table:table-cell table:style-name="Table3.A2" office:value-type="string">
                  <text:p text:style-name="P21">String</text:p>
                </table:table-cell>
                <table:table-cell table:style-name="Table3.A2" office:value-type="string">
                  <text:p text:style-name="P21">"<text:span text:style-name="T28">qircclient</text:span>"</text:p>
                </table:table-cell>
                <table:table-cell table:style-name="Table3.D9" office:value-type="string">
                  <text:p text:style-name="P23">The nickname the IRC client will use.</text:p>
                </table:table-cell>
              </table:table-row>
              <table:table-row table:style-name="Table3.1">
                <table:table-cell table:style-name="Table3.A2" office:value-type="string">
                  <text:p text:style-name="P21">alternate</text:p>
                </table:table-cell>
                <table:table-cell table:style-name="Table3.A2" office:value-type="string">
                  <text:p text:style-name="P21">String</text:p>
                </table:table-cell>
                <table:table-cell table:style-name="Table3.A2" office:value-type="string">
                  <text:p text:style-name="P22">"<text:span text:style-name="T28">qirc_client</text:span>"</text:p>
                </table:table-cell>
                <table:table-cell table:style-name="Table3.D10" office:value-type="string">
                  <text:p text:style-name="P23">The nickname the IRC client will try to use if the first choice is already taken.</text:p>
                </table:table-cell>
              </table:table-row>
              <table:table-row table:style-name="Table3.1">
                <table:table-cell table:style-name="Table3.A2" office:value-type="string">
                  <text:p text:style-name="P21">username</text:p>
                </table:table-cell>
                <table:table-cell table:style-name="Table3.A2" office:value-type="string">
                  <text:p text:style-name="P21">String</text:p>
                </table:table-cell>
                <table:table-cell table:style-name="Table3.A2" office:value-type="string">
                  <text:p text:style-name="P22">"<text:span text:style-name="T28">qircclient</text:span>"</text:p>
                </table:table-cell>
                <table:table-cell table:style-name="Table3.D11" office:value-type="string">
                  <text:p text:style-name="P23">The username the IRC client will use.</text:p>
                </table:table-cell>
              </table:table-row>
              <table:table-row table:style-name="Table3.1">
                <table:table-cell table:style-name="Table3.A2" office:value-type="string">
                  <text:p text:style-name="P21">realname</text:p>
                </table:table-cell>
                <table:table-cell table:style-name="Table3.A2" office:value-type="string">
                  <text:p text:style-name="P21">String</text:p>
                </table:table-cell>
                <table:table-cell table:style-name="Table3.A2" office:value-type="string">
                  <text:p text:style-name="P22">"<text:span text:style-name="T28">qircclient</text:span>"</text:p>
                </table:table-cell>
                <table:table-cell table:style-name="Table3.D12" office:value-type="string">
                  <text:p text:style-name="P23">The "real name" the IRC client will use.</text:p>
                </table:table-cell>
              </table:table-row>
              <table:table-row table:style-name="Table3.1">
                <table:table-cell table:style-name="Table3.A2" office:value-type="string">
                  <text:p text:style-name="P21">flood_protection</text:p>
                </table:table-cell>
                <table:table-cell table:style-name="Table3.A2" office:value-type="string">
                  <text:p text:style-name="P21">Boolean</text:p>
                </table:table-cell>
                <table:table-cell table:style-name="Table3.A2" office:value-type="string">
                  <text:p text:style-name="P23">True</text:p>
                </table:table-cell>
                <table:table-cell table:style-name="Table3.D13" office:value-type="string">
                  <text:p text:style-name="P23">Set to <text:span text:style-name="T1">False</text:span> to turn off flood protection.</text:p>
                </table:table-cell>
              </table:table-row>
              <table:table-row table:style-name="Table3.1">
                <table:table-cell table:style-name="Table3.A2" office:value-type="string">
                  <text:p text:style-name="P21">flood_prote<text:span text:style-name="T27">c</text:span>tion_send_rate</text:p>
                </table:table-cell>
                <table:table-cell table:style-name="Table3.A2" office:value-type="string">
                  <text:p text:style-name="P21">Float</text:p>
                </table:table-cell>
                <table:table-cell table:style-name="Table3.A2" office:value-type="string">
                  <text:p text:style-name="P23">1.5</text:p>
                </table:table-cell>
                <table:table-cell table:style-name="Table3.D14" office:value-type="string">
                  <text:p text:style-name="P23">If <text:span text:style-name="T22">flood_protection</text:span> is set to <text:span text:style-name="T1">True</text:span>, messages will be sent to the server at a rate of one message every X seconds, with X equal to the value set here.</text:p>
                </table:table-cell>
              </table:table-row>
            </table:table>
            <text:p text:style-name="P27"/>
          </table:table-cell>
        </table:table-row>
        <table:table-row table:style-name="Table1.1">
          <table:table-cell table:style-name="Table1.A2" office:value-type="string">
            <text:p text:style-name="P7">None</text:p>
          </table:table-cell>
          <table:table-cell table:style-name="Table1.B2" office:value-type="string">
            <text:p text:style-name="P19"><text:span text:style-name="T25">s</text:span>tart()</text:p>
            <text:p text:style-name="P9">Connects the IRC client to the IRC server.</text:p>
          </table:table-cell>
        </table:table-row>
        <table:table-row table:style-name="Table1.1">
          <table:table-cell table:style-name="Table1.A2" office:value-type="string">
            <text:p text:style-name="P7">None</text:p>
          </table:table-cell>
          <table:table-cell table:style-name="Table1.B2" office:value-type="string">
            <text:p text:style-name="P19"><text:span text:style-name="T25">s</text:span>top()</text:p>
            <text:p text:style-name="P9">Disconnects the IRC client from the IRC server and terminates the client's thread.</text:p>
          </table:table-cell>
        </table:table-row>
        <table:table-row table:style-name="Table1.1">
          <table:table-cell table:style-name="Table1.A2" office:value-type="string">
            <text:p text:style-name="P7">None</text:p>
          </table:table-cell>
          <table:table-cell table:style-name="Table1.B2" office:value-type="string">
            <text:p text:style-name="P19">privmsg(String <text:span text:style-name="T1">target</text:span>, String <text:span text:style-name="T1">message</text:span>)</text:p>
            <text:p text:style-name="P9">Sends a PRIVMSG to the currently connected IRC server.</text:p>
          </table:table-cell>
        </table:table-row>
        <table:table-row table:style-name="Table1.1">
          <table:table-cell table:style-name="Table1.A2" office:value-type="string">
            <text:p text:style-name="P7">None</text:p>
          </table:table-cell>
          <table:table-cell table:style-name="Table1.B2" office:value-type="string">
            <text:p text:style-name="P19">join(String <text:span text:style-name="T1">channel</text:span>, String <text:span text:style-name="T1">key</text:span>=None)</text:p>
            <text:p text:style-name="P9">Sends a JOIN command to the currently connected IRC server.</text:p>
          </table:table-cell>
        </table:table-row>
        <table:table-row table:style-name="Table1.1">
          <table:table-cell table:style-name="Table1.A2" office:value-type="string">
            <text:p text:style-name="P7">None</text:p>
          </table:table-cell>
          <table:table-cell table:style-name="Table1.B2" office:value-type="string">
            <text:p text:style-name="P19">part(String <text:span text:style-name="T1">channel</text:span>, String <text:span text:style-name="T1">message</text:span>=None)</text:p>
            <text:p text:style-name="P9">Sends a PART command to the currently connected IRC server.</text:p>
          </table:table-cell>
        </table:table-row>
        <table:table-row table:style-name="Table1.1">
          <table:table-cell table:style-name="Table1.A2" office:value-type="string">
            <text:p text:style-name="P13">None</text:p>
          </table:table-cell>
          <table:table-cell table:style-name="Table1.B2" office:value-type="string">
            <text:p text:style-name="P25">quit(String <text:span text:style-name="T1">message</text:span>=None)</text:p>
            <text:p text:style-name="P25">Sends a QUIT command to the currently connected IRC server, disconnects from the IRC server, and kills the thread that the QIRC instance is using.</text:p>
          </table:table-cell>
        </table:table-row>
        <table:table-row table:style-name="Table1.1">
          <table:table-cell table:style-name="Table1.A2" office:value-type="string">
            <text:p text:style-name="P12">None</text:p>
          </table:table-cell>
          <table:table-cell table:style-name="Table1.B2" office:value-type="string">
            <text:p text:style-name="P24">send(String <text:span text:style-name="T1">message</text:span>)</text:p>
            <text:p text:style-name="P24">Sends a raw message to the currently connected IRC server. This method allows users of this class to send commands that are not otherwise supported. The data is sent to the server unchanged, other than being properly encoded and delimited (as documented in RFC <text:span text:style-name="T29">1459).</text:span></text:p>
          </table:table-cell>
        </table:table-row>
      </table:table>
      <text:h text:style-name="Heading_20_1" text:outline-level="1">Signals</text:h>
      <table:table table:name="Table2" table:style-name="Table2">
        <table:table-column table:style-name="Table2.A"/>
        <table:table-column table:style-name="Table2.B"/>
        <table:table-row table:style-name="Table2.1">
          <table:table-cell table:style-name="Table2.A1" office:value-type="string">
            <text:p text:style-name="P2">None</text:p>
          </table:table-cell>
          <table:table-cell table:style-name="Table2.B1" office:value-type="string">
            <text:p text:style-name="P15">connected(Dictionary <text:span text:style-name="T1">data</text:span>)</text:p>
            <text:p text:style-name="P3">Emitted when <text:span text:style-name="T8">the IRC client connects to the IRC server. The </text:span><text:span text:style-name="T2">data</text:span><text:span text:style-name="T10"> dictionary contains three keys:</text:span></text:p>
            <text:list xml:id="list4207587354" text:style-name="L1">
              <text:list-item>
                <text:p text:style-name="P29"><text:span text:style-name="T9">client</text:span><text:span text:style-name="T15"> – The QIRC instance that emitted the signal</text:span></text:p>
              </text:list-item>
              <text:list-item>
                <text:p text:style-name="P29"><text:span text:style-name="T9">server</text:span><text:span text:style-name="T15"> – String: The IP or host name of the server connected to</text:span></text:p>
              </text:list-item>
              <text:list-item>
                <text:p text:style-name="P29"><text:span text:style-name="T9">port</text:span><text:span text:style-name="T15"> – Integer: The port on the server connected to</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registered(Dictionary <text:span text:style-name="T1">data</text:span>)</text:p>
            <text:p text:style-name="P4">Emitted when <text:span text:style-name="T21">the IRC client successfully registers with the IRC server. The </text:span><text:span text:style-name="T3">data</text:span><text:span text:style-name="T11"> dictionary contains </text:span><text:span text:style-name="T10">three keys:</text:span></text:p>
            <text:list xml:id="list221124100091766" text:continue-numbering="true" text:style-name="L1">
              <text:list-item>
                <text:p text:style-name="P30"><text:span text:style-name="T9">client</text:span><text:span text:style-name="T15"> – The QIRC instance that emitted the signal</text:span></text:p>
              </text:list-item>
              <text:list-item>
                <text:p text:style-name="P30"><text:span text:style-name="T9">server</text:span><text:span text:style-name="T15"> – String: The IP or host name of the server connected to</text:span></text:p>
              </text:list-item>
              <text:list-item>
                <text:p text:style-name="P30"><text:span text:style-name="T11">port</text:span><text:span text:style-name="T16"> – Integer: The port on the server connected to</text:span></text:p>
              </text:list-item>
            </text:list>
          </table:table-cell>
        </table:table-row>
        <text:soft-page-break/>
        <table:table-row table:style-name="Table2.1">
          <table:table-cell table:style-name="Table2.A2" office:value-type="string">
            <text:p text:style-name="P2">None</text:p>
          </table:table-cell>
          <table:table-cell table:style-name="Table2.B2" office:value-type="string">
            <text:p text:style-name="P15">nick_collision(Dictionary <text:span text:style-name="T1">data</text:span>)</text:p>
            <text:p text:style-name="P3">Emitted when <text:span text:style-name="T21">the nickname the IRC client tries to register with is already taken. The IRC client will try nicknames until it finds one that is not taken (these can be set with the </text:span><text:span text:style-name="T23">configure()</text:span><text:span text:style-name="T19"> function). The </text:span><text:span text:style-name="T7">data</text:span><text:span text:style-name="T16"> dictionary contains three keys:</text:span></text:p>
            <text:list xml:id="list319880769" text:style-name="L2">
              <text:list-item>
                <text:p text:style-name="P31"><text:span text:style-name="T9">client</text:span><text:span text:style-name="T15"> – The QIRC instance that emitted the signal</text:span></text:p>
              </text:list-item>
              <text:list-item>
                <text:p text:style-name="P31"><text:span text:style-name="T9">old</text:span><text:span text:style-name="T15"> – The invalid nickname</text:span></text:p>
              </text:list-item>
              <text:list-item>
                <text:p text:style-name="P31"><text:span text:style-name="T9">new</text:span><text:span text:style-name="T15"> – The new nickname</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message(Dictionary <text:span text:style-name="T1">data</text:span>)</text:p>
            <text:p text:style-name="P3">Emitted when <text:span text:style-name="T21">the IRC client receives a PRIVMSG from the server. The </text:span><text:span text:style-name="T3">data</text:span><text:span text:style-name="T11"> dictionary contains five keys:</text:span></text:p>
            <text:list xml:id="list285749720" text:style-name="L3">
              <text:list-item>
                <text:p text:style-name="P32"><text:span text:style-name="T9">client</text:span><text:span text:style-name="T15"> – The QIRC instance that emitted the signal</text:span></text:p>
              </text:list-item>
              <text:list-item>
                <text:p text:style-name="P32"><text:span text:style-name="T9">nickname</text:span><text:span text:style-name="T15"> – The nickname of the message sender</text:span></text:p>
              </text:list-item>
              <text:list-item>
                <text:p text:style-name="P32"><text:span text:style-name="T9">host</text:span><text:span text:style-name="T15"> – The username and host of the message sender</text:span></text:p>
              </text:list-item>
              <text:list-item>
                <text:p text:style-name="P32"><text:span text:style-name="T9">target</text:span><text:span text:style-name="T15"> – The channel or user the message was sent to</text:span></text:p>
              </text:list-item>
              <text:list-item>
                <text:p text:style-name="P32"><text:span text:style-name="T9">message</text:span><text:span text:style-name="T15"> – The message</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public(Dictionary <text:span text:style-name="T1">data</text:span>)</text:p>
            <text:p text:style-name="P5">Emitted when <text:span text:style-name="T24">the IRC client receives a PRIVMSG sent to a channel the client is in. The </text:span><text:span text:style-name="T4">data</text:span><text:span text:style-name="T12"> dictionary contains five keys:</text:span></text:p>
            <text:list xml:id="list221122837904972" text:continue-numbering="true" text:style-name="L3">
              <text:list-item>
                <text:p text:style-name="P33"><text:span text:style-name="T9">client</text:span><text:span text:style-name="T15"> – The QIRC instance that emitted the signal</text:span></text:p>
              </text:list-item>
              <text:list-item>
                <text:p text:style-name="P33"><text:span text:style-name="T9">nickname</text:span><text:span text:style-name="T15"> – The nickname of the message sender</text:span></text:p>
              </text:list-item>
              <text:list-item>
                <text:p text:style-name="P33"><text:span text:style-name="T9">host</text:span><text:span text:style-name="T15"> – The username and host of the message sender</text:span></text:p>
              </text:list-item>
              <text:list-item>
                <text:p text:style-name="P33"><text:span text:style-name="T9">target</text:span><text:span text:style-name="T15"> – The channel message was sent to</text:span></text:p>
              </text:list-item>
              <text:list-item>
                <text:p text:style-name="P33"><text:span text:style-name="T12">message</text:span><text:span text:style-name="T17"> – The message</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private(Dictionary <text:span text:style-name="T1">data</text:span>)</text:p>
            <text:p text:style-name="P5">Emitted when <text:span text:style-name="T24">the IRC client receives a PRIVMSG sent directly to the client. The </text:span><text:span text:style-name="T4">data</text:span><text:span text:style-name="T12"> dictionary contains five keys:</text:span></text:p>
            <text:list xml:id="list221122941027672" text:continue-numbering="true" text:style-name="L3">
              <text:list-item>
                <text:p text:style-name="P33"><text:span text:style-name="T9">client</text:span><text:span text:style-name="T15"> – The QIRC instance that emitted the signal</text:span></text:p>
              </text:list-item>
              <text:list-item>
                <text:p text:style-name="P33"><text:span text:style-name="T9">nickname</text:span><text:span text:style-name="T15"> – The nickname of the message sender</text:span></text:p>
              </text:list-item>
              <text:list-item>
                <text:p text:style-name="P33"><text:span text:style-name="T9">host</text:span><text:span text:style-name="T15"> – The username and host of the message sender</text:span></text:p>
              </text:list-item>
              <text:list-item>
                <text:p text:style-name="P33"><text:span text:style-name="T9">target</text:span><text:span text:style-name="T15"> – The </text:span><text:span text:style-name="T17">IRC client's nickname</text:span></text:p>
              </text:list-item>
              <text:list-item>
                <text:p text:style-name="P33"><text:span text:style-name="T12">message</text:span><text:span text:style-name="T17"> – The message</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action(Dictionary <text:span text:style-name="T1">data</text:span>)</text:p>
            <text:p text:style-name="P5">Emitted when <text:span text:style-name="T24">the IRC client receives a CTCP action PRIVMSG. The </text:span><text:span text:style-name="T4">data</text:span><text:span text:style-name="T12"> dictionary contains five keys:</text:span></text:p>
            <text:list xml:id="list221124267049398" text:continue-numbering="true" text:style-name="L3">
              <text:list-item>
                <text:p text:style-name="P33"><text:span text:style-name="T9">client</text:span><text:span text:style-name="T15"> – The QIRC instance that emitted the signal</text:span></text:p>
              </text:list-item>
              <text:list-item>
                <text:p text:style-name="P33"><text:span text:style-name="T9">nickname</text:span><text:span text:style-name="T15"> – The nickname of the message sender</text:span></text:p>
              </text:list-item>
              <text:list-item>
                <text:p text:style-name="P33"><text:span text:style-name="T9">host</text:span><text:span text:style-name="T15"> – The username and host of the message sender</text:span></text:p>
              </text:list-item>
              <text:list-item>
                <text:p text:style-name="P33"><text:span text:style-name="T9">target</text:span><text:span text:style-name="T15"> – The channel or user the message was sent to</text:span></text:p>
              </text:list-item>
              <text:list-item>
                <text:p text:style-name="P33"><text:span text:style-name="T12">message</text:span><text:span text:style-name="T17"> – The message</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span text:style-name="T20">p</text:span>ing()</text:p>
            <text:p text:style-name="P5">Emitted when <text:span text:style-name="T24">the IRC client receives a PING from the server. The IRC client automatically responds to the server; this just is a notification that a PING has been received.</text:span></text:p>
          </table:table-cell>
        </table:table-row>
        <table:table-row table:style-name="Table2.1">
          <table:table-cell table:style-name="Table2.A2" office:value-type="string">
            <text:p text:style-name="P2">None</text:p>
          </table:table-cell>
          <table:table-cell table:style-name="Table2.B2" office:value-type="string">
            <text:p text:style-name="P15">tick(Integer <text:span text:style-name="T1">uptime</text:span>)</text:p>
            <text:p text:style-name="P5">Emitted <text:span text:style-name="T24">once a second while the IRC client is connected to the server. The </text:span><text:span text:style-name="T5">uptime</text:span><text:span text:style-name="T13"> integer contains the length of time the IRC client has been connected, in seconds.</text:span></text:p>
          </table:table-cell>
        </table:table-row>
        <text:soft-page-break/>
        <table:table-row table:style-name="Table2.1">
          <table:table-cell table:style-name="Table2.A2" office:value-type="string">
            <text:p text:style-name="P35">None</text:p>
          </table:table-cell>
          <table:table-cell table:style-name="Table2.B2" office:value-type="string">
            <text:p text:style-name="P28">userlist (<text:span text:style-name="T30">Dictionary</text:span> <text:span text:style-name="T1">users</text:span>)</text:p>
            <text:p text:style-name="P37">Emitted when <text:span text:style-name="T30">the IRC client receives a NAMES message from the server. The </text:span><text:span text:style-name="T6">users</text:span><text:span text:style-name="T30"> dictionary contains five keys:</text:span></text:p>
            <text:list xml:id="list221123351040485" text:continue-numbering="true" text:style-name="L3">
              <text:list-item>
                <text:p text:style-name="P34"><text:span text:style-name="T9">client</text:span><text:span text:style-name="T15"> – The QIRC instance that emitted the signal</text:span></text:p>
              </text:list-item>
              <text:list-item>
                <text:p text:style-name="P34"><text:span text:style-name="T14">channel</text:span><text:span text:style-name="T15"> – </text:span><text:span text:style-name="T18">The name of the channel the user list belongs to</text:span></text:p>
              </text:list-item>
              <text:list-item>
                <text:p text:style-name="P36"><text:span text:style-name="T34">users</text:span><text:span text:style-name="T35"> – </text:span><text:span text:style-name="T36">A Python list containing all users in the channel. Each entry in the list can either contain a nickname with status prefixes, or a user's nickname (with status prefixes), username, and host in </text:span><text:span text:style-name="T34">nickname!username@host</text:span><text:span text:style-name="T36"> format.</text:span></text:p>
              </text:list-item>
            </text:list>
          </table:table-cell>
        </table:table-row>
      </table:table>
      <text:h text:style-name="Heading_20_1" text:outline-level="1">Attributes</text:h>
      <table:table table:name="Table4" table:style-name="Table4">
        <table:table-column table:style-name="Table4.A"/>
        <table:table-column table:style-name="Table4.B"/>
        <table:table-column table:style-name="Table4.C"/>
        <table:table-row>
          <table:table-cell table:style-name="Table4.A1" office:value-type="string">
            <text:p text:style-name="P17">String</text:p>
          </table:table-cell>
          <table:table-cell table:style-name="Table4.A1" office:value-type="string">
            <text:p text:style-name="P14">server</text:p>
          </table:table-cell>
          <table:table-cell table:style-name="Table4.C1" office:value-type="string">
            <text:p text:style-name="P16">The server the IRC client is connected to.</text:p>
          </table:table-cell>
        </table:table-row>
        <table:table-row>
          <table:table-cell table:style-name="Table4.A2" office:value-type="string">
            <text:p text:style-name="P17">Integer</text:p>
          </table:table-cell>
          <table:table-cell table:style-name="Table4.A2" office:value-type="string">
            <text:p text:style-name="P14">port</text:p>
          </table:table-cell>
          <table:table-cell table:style-name="Table4.C10" office:value-type="string">
            <text:p text:style-name="P16">The port the IRC client is connected to.</text:p>
          </table:table-cell>
        </table:table-row>
        <table:table-row>
          <table:table-cell table:style-name="Table4.A2" office:value-type="string">
            <text:p text:style-name="P17">String</text:p>
          </table:table-cell>
          <table:table-cell table:style-name="Table4.A2" office:value-type="string">
            <text:p text:style-name="P14">password</text:p>
          </table:table-cell>
          <table:table-cell table:style-name="Table4.C9" office:value-type="string">
            <text:p text:style-name="P16">The password used to connect to the IRC server.</text:p>
          </table:table-cell>
        </table:table-row>
        <table:table-row>
          <table:table-cell table:style-name="Table4.A2" office:value-type="string">
            <text:p text:style-name="P17">String</text:p>
          </table:table-cell>
          <table:table-cell table:style-name="Table4.A2" office:value-type="string">
            <text:p text:style-name="P14">nickname</text:p>
          </table:table-cell>
          <table:table-cell table:style-name="Table4.C10" office:value-type="string">
            <text:p text:style-name="P16">The nickname the IRC client is currently using.</text:p>
          </table:table-cell>
        </table:table-row>
        <table:table-row>
          <table:table-cell table:style-name="Table4.A2" office:value-type="string">
            <text:p text:style-name="P17">String</text:p>
          </table:table-cell>
          <table:table-cell table:style-name="Table4.A2" office:value-type="string">
            <text:p text:style-name="P14">alternate</text:p>
          </table:table-cell>
          <table:table-cell table:style-name="Table4.C9" office:value-type="string">
            <text:p text:style-name="P16">The alternate nickname the IRC client was set to use.</text:p>
          </table:table-cell>
        </table:table-row>
        <table:table-row>
          <table:table-cell table:style-name="Table4.A2" office:value-type="string">
            <text:p text:style-name="P17">String</text:p>
          </table:table-cell>
          <table:table-cell table:style-name="Table4.A2" office:value-type="string">
            <text:p text:style-name="P14">username</text:p>
          </table:table-cell>
          <table:table-cell table:style-name="Table4.C10" office:value-type="string">
            <text:p text:style-name="P16">The username the IRC client is using.</text:p>
          </table:table-cell>
        </table:table-row>
        <table:table-row>
          <table:table-cell table:style-name="Table4.A2" office:value-type="string">
            <text:p text:style-name="P17">String</text:p>
          </table:table-cell>
          <table:table-cell table:style-name="Table4.A2" office:value-type="string">
            <text:p text:style-name="P14">realname</text:p>
          </table:table-cell>
          <table:table-cell table:style-name="Table4.C9" office:value-type="string">
            <text:p text:style-name="P16">The "real name" the IRC client is using.</text:p>
          </table:table-cell>
        </table:table-row>
        <table:table-row>
          <table:table-cell table:style-name="Table4.A2" office:value-type="string">
            <text:p text:style-name="P17">String</text:p>
          </table:table-cell>
          <table:table-cell table:style-name="Table4.A2" office:value-type="string">
            <text:p text:style-name="P14">encoding</text:p>
          </table:table-cell>
          <table:table-cell table:style-name="Table4.C10" office:value-type="string">
            <text:p text:style-name="P16">What string encoding the IRC client is using.</text:p>
          </table:table-cell>
        </table:table-row>
        <table:table-row>
          <table:table-cell table:style-name="Table4.A2" office:value-type="string">
            <text:p text:style-name="P17">Boolean</text:p>
          </table:table-cell>
          <table:table-cell table:style-name="Table4.A2" office:value-type="string">
            <text:p text:style-name="P14">ssl</text:p>
          </table:table-cell>
          <table:table-cell table:style-name="Table4.C9" office:value-type="string">
            <text:p text:style-name="P18">True<text:span text:style-name="T9"> if the IRC client is connected to the server via SSL/TLS, and </text:span>False<text:span text:style-name="T9"> if otherwise.</text:span></text:p>
          </table:table-cell>
        </table:table-row>
        <table:table-row>
          <table:table-cell table:style-name="Table4.A2" office:value-type="string">
            <text:p text:style-name="P17">Integer</text:p>
          </table:table-cell>
          <table:table-cell table:style-name="Table4.A2" office:value-type="string">
            <text:p text:style-name="P14">uptime</text:p>
          </table:table-cell>
          <table:table-cell table:style-name="Table4.C10" office:value-type="string">
            <text:p text:style-name="P16">How long the IRC client has been connected to the server, in seconds.</text:p>
          </table:table-cell>
        </table:table-row>
        <table:table-row>
          <table:table-cell table:style-name="Table4.A2" office:value-type="string">
            <text:p text:style-name="P17">socket object</text:p>
          </table:table-cell>
          <table:table-cell table:style-name="Table4.A2" office:value-type="string">
            <text:p text:style-name="P14">socket</text:p>
          </table:table-cell>
          <table:table-cell table:style-name="Table4.C11" office:value-type="string">
            <text:p text:style-name="P16">The socket object the IRC client is using for connectivity.</text:p>
          </table:table-cell>
        </table:table-row>
      </table:table>
      <text:p text:style-name="P6"/>
      <text:p text:style-name="P6"/>
      <text:p text:style-name="P6"/>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7:55:01.414000000</meta:creation-date>
    <dc:date>2019-10-03T21:37:04.843000000</dc:date>
    <meta:editing-duration>PT2H28M37S</meta:editing-duration>
    <meta:editing-cycles>19</meta:editing-cycles>
    <meta:generator>LibreOffice/6.2.0.3$Windows_X86_64 LibreOffice_project/98c6a8a1c6c7b144ce3cc729e34964b47ce25d62</meta:generator>
    <meta:document-statistic meta:table-count="4" meta:image-count="0" meta:object-count="0" meta:page-count="4" meta:paragraph-count="183" meta:word-count="1072" meta:character-count="6291" meta:non-whitespace-character-count="5401"/>
  </office:meta>
</office:document-meta>
</file>